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11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style-name="ce4" office:value-type="string" calcext:value-type="string">
            <text:p>Votos Particulares del Pleno</text:p>
          </table:table-cell>
          <table:table-cell table:style-name="ce4" office:value-type="string" calcext:value-type="string">
            <text:p>Votos Particular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disidentes</text:p>
          </table:table-cell>
          <table:table-cell table:style-name="ce4" office:value-type="string" calcext:value-type="string">
            <text:p>Votos Disidentes del Pleno</text:p>
          </table:table-cell>
          <table:table-cell table:style-name="ce4" office:value-type="string" calcext:value-type="string">
            <text:p>Votos Disident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19</text:p>
          </table:table-cell>
          <table:table-cell table:number-columns-repeated="2" table:style-name="ce4" office:value-type="string" calcext:value-type="string">
            <text:p>Sesiones del Pleno del Tribunal Superior de Justicia en 2019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primera-sesion-ordinaria</text:p>
          </table:table-cell>
          <table:table-cell office:value-type="string" calcext:value-type="string">
            <text:p>Cuadragésima Primera Sesión Ordinaria</text:p>
          </table:table-cell>
          <table:table-cell table:style-name="Default" office:value-type="string" calcext:value-type="string">
            <text:p>Sesión Ordinaria del Pleno del TSJ, 06 de noviembre d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06T15:00:00" calcext:value-type="date">
            <text:p>2019-11-0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tercera-sesion-ordinaria</text:p>
          </table:table-cell>
          <table:table-cell office:value-type="string" calcext:value-type="string">
            <text:p>Cuadragésima Tercera Sesión Ordinaria</text:p>
          </table:table-cell>
          <table:table-cell table:style-name="Default" office:value-type="string" calcext:value-type="string">
            <text:p>Sesión Ordinaria del Pleno del TSJ, 21 de nov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21T15:00:00" calcext:value-type="date">
            <text:p>2019-11-2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cuarta-sesion-ordinaria</text:p>
          </table:table-cell>
          <table:table-cell office:value-type="string" calcext:value-type="string">
            <text:p>Cuadragésima Cuarta Sesión Ordinaria</text:p>
          </table:table-cell>
          <table:table-cell table:style-name="Default" office:value-type="string" calcext:value-type="string">
            <text:p>Sesión Ordinaria del Pleno del TSJ, 27 de nov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1-27T15:00:00" calcext:value-type="date">
            <text:p>2019-11-27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quinta-sesion-ordinaria</text:p>
          </table:table-cell>
          <table:table-cell office:value-type="string" calcext:value-type="string">
            <text:p>Cuadragésima Quinta Sesión Ordinaria</text:p>
          </table:table-cell>
          <table:table-cell table:style-name="Default" office:value-type="string" calcext:value-type="string">
            <text:p>Sesión Ordinaria del Pleno del TSJ, 04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04T15:00:00" calcext:value-type="date">
            <text:p>2019-12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xta-sesion-ordinaria</text:p>
          </table:table-cell>
          <table:table-cell office:value-type="string" calcext:value-type="string">
            <text:p>Cuadragésima Sexta Sesión Ordinaria</text:p>
          </table:table-cell>
          <table:table-cell table:style-name="Default" office:value-type="string" calcext:value-type="string">
            <text:p>Sesión Ordinaria del Pleno del TSJ, 10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10T15:00:00" calcext:value-type="date">
            <text:p>2019-12-1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19-cuadragesima-septima-sesion-ordinaria</text:p>
          </table:table-cell>
          <table:table-cell office:value-type="string" calcext:value-type="string">
            <text:p>Cuadragésima Séptima Sesión Ordinaria</text:p>
          </table:table-cell>
          <table:table-cell table:style-name="Default" office:value-type="string" calcext:value-type="string">
            <text:p>Sesión Ordinaria del Pleno del TSJ, 20 de diciembre 2019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19-12-20T15:00:00" calcext:value-type="date">
            <text:p>2019-12-20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Pleno del TSJ, 08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table:style-name="Default" office:value-type="string" calcext:value-type="string">
            <text:p>Sesión Ordinaria del Pleno del TSJ, 15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table:style-name="Default" office:value-type="string" calcext:value-type="string">
            <text:p>Sesión Ordinaria del Pleno del TSJ, 22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table:style-name="Default" office:value-type="string" calcext:value-type="string">
            <text:p>Sesión Ordinaria del Pleno del TSJ, 29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table:style-name="Default" office:value-type="string" calcext:value-type="string">
            <text:p>Sesión Ordinaria del Pleno del TSJ, 05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table:style-name="Default" office:value-type="string" calcext:value-type="string">
            <text:p>Sesión Ordinaria del Pleno del TSJ, 12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table:style-name="Default" office:value-type="string" calcext:value-type="string">
            <text:p>Sesión Ordinaria del Pleno del TSJ, 19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table:style-name="Default" office:value-type="string" calcext:value-type="string">
            <text:p>Sesión Ordinaria del Pleno del TSJ, 26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table:style-name="Default" office:value-type="string" calcext:value-type="string">
            <text:p>Sesión Ordinaria del Pleno del TSJ, 04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table:style-name="Default" office:value-type="string" calcext:value-type="string">
            <text:p>Sesión Ordinaria del Pleno del TSJ, 11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l Pleno del TSJ, 18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table:style-name="Default" office:value-type="string" calcext:value-type="string">
            <text:p>Sesión Extraordinaria del Pleno del TSJ, 15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table:style-name="Default" office:value-type="string" calcext:value-type="string">
            <text:p>Sesión Extraordinaria del Pleno del TSJ, 30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table:style-name="Default" office:value-type="string" calcext:value-type="string">
            <text:p>Sesión Extraordinaria del Pleno del TSJ, 13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l Pleno del TSJ, 20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l Pleno del TSJ, 27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office:value-type="string" calcext:value-type="string">
            <text:p>Sesión Ordinaria del Pleno del TSJ, 0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office:value-type="string" calcext:value-type="string">
            <text:p>Sesión Ordinaria del Pleno del TSJ, 1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office:value-type="string" calcext:value-type="string">
            <text:p>Sesión Ordinaria del Pleno del TSJ, 17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office:value-type="string" calcext:value-type="string">
            <text:p>Sesión Ordinaria del Pleno del TSJ, 2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octava-sesion-ordinaria</text:p>
          </table:table-cell>
          <table:table-cell office:value-type="string" calcext:value-type="string">
            <text:p>Décima Octava Sesión Ordinaria</text:p>
          </table:table-cell>
          <table:table-cell office:value-type="string" calcext:value-type="string">
            <text:p>Sesión Ordinaria del Pleno del TSJ, 01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1T11:00:00" calcext:value-type="date">
            <text:p>2020-07-01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novena-sesion-ordinaria</text:p>
          </table:table-cell>
          <table:table-cell office:value-type="string" calcext:value-type="string">
            <text:p>Décima Novena Sesión Ordinaria</text:p>
          </table:table-cell>
          <table:table-cell office:value-type="string" calcext:value-type="string">
            <text:p>Sesión Ordinaria del Pleno del TSJ, 08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8T11:00:00" calcext:value-type="date">
            <text:p>2020-07-08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sesion-ordinaria</text:p>
          </table:table-cell>
          <table:table-cell office:value-type="string" calcext:value-type="string">
            <text:p>Vigésima Sesión Ordinaria</text:p>
          </table:table-cell>
          <table:table-cell office:value-type="string" calcext:value-type="string">
            <text:p>Sesión Ordinaria del Pleno del TSJ, 1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7T11:00:00" calcext:value-type="date">
            <text:p>2020-07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primera-sesion-ordinaria</text:p>
          </table:table-cell>
          <table:table-cell office:value-type="string" calcext:value-type="string">
            <text:p>Vigésima Primera Sesión Ordinaria</text:p>
          </table:table-cell>
          <table:table-cell office:value-type="string" calcext:value-type="string">
            <text:p>Sesión Ordinaria del Pleno del TSJ, 03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3T11:00:00" calcext:value-type="date">
            <text:p>2020-08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segunda-sesion-ordinaria</text:p>
          </table:table-cell>
          <table:table-cell office:value-type="string" calcext:value-type="string">
            <text:p>Vigésima Segunda Sesión Ordinaria</text:p>
          </table:table-cell>
          <table:table-cell office:value-type="string" calcext:value-type="string">
            <text:p>Sesión Ordinaria del Pleno del TSJ, 12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12T11:00:00" calcext:value-type="date">
            <text:p>2020-08-12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tercera-sesion-ordinaria</text:p>
          </table:table-cell>
          <table:table-cell office:value-type="string" calcext:value-type="string">
            <text:p>Vigésima Tercera Sesión Ordinaria</text:p>
          </table:table-cell>
          <table:table-cell office:value-type="string" calcext:value-type="string">
            <text:p>Sesión Ordinaria del Pleno del TSJ, 19 de agosto 2021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19T11:00:00" calcext:value-type="date">
            <text:p>2020-08-19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vigesima-cuarta-sesion-ordinaria</text:p>
          </table:table-cell>
          <table:table-cell office:value-type="string" calcext:value-type="string">
            <text:p>Vigésima Cuarta Sesión Ordinaria</text:p>
          </table:table-cell>
          <table:table-cell office:value-type="string" calcext:value-type="string">
            <text:p>Sesión Ordinaria del Pleno del TSJ, 26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26T11:00:00" calcext:value-type="date">
            <text:p>2020-08-26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table:style-name="Default" office:value-type="string" calcext:value-type="string">
            <text:p>Audiencia de Alegatos, 06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Tribunal Constitucional, 11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pruebas-y-alegatos-de-la-controversia-constitucional-cc-2-2019</text:p>
          </table:table-cell>
          <table:table-cell office:value-type="string" calcext:value-type="string">
            <text:p>Audiencia de Pruebas y Alegatos de la Controversia Constitucional CC-2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6-06T10:30:00" calcext:value-type="date">
            <text:p>2020-06-06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pruebas-y-alegatos-de-la-controversia-constitucional-cc-3-2019</text:p>
          </table:table-cell>
          <table:table-cell office:value-type="string" calcext:value-type="string">
            <text:p>Audiencia de Pruebas y Alegatos de la Controversia Constitucional CC-3/2019</text:p>
          </table:table-cell>
          <table:table-cell table:style-name="Default" office:value-type="string" calcext:value-type="string">
            <text:p>Audiencia de Alegatos, 06 de juli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6-06T12:30:00" calcext:value-type="date">
            <text:p>2020-06-06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Default" office:value-type="string" calcext:value-type="string">
            <text:p>Sesión Ordinaria de la Sala Civil y Familiar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office:value-type="string" calcext:value-type="string">
            <text:p>Sesión Ordinaria de la Sala Civil y Familiar, 2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Civil y Familiar, 2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Civil y Familiar, 0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Civil y Familiar, 11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Civil y Familiar, 18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Civil y Familiar, 25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sion-ordinaria</text:p>
          </table:table-cell>
          <table:table-cell table:style-name="ce6" office:value-type="string" calcext:value-type="string">
            <text:p>Vigésima Sesión Ordinaria</text:p>
          </table:table-cell>
          <table:table-cell office:value-type="string" calcext:value-type="string">
            <text:p>Sesión Ordinaria de la Sala Civil y Familiar, 02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2T11:00:00" calcext:value-type="date">
            <text:p>2020-07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primera-sesion-ordinaria</text:p>
          </table:table-cell>
          <table:table-cell table:style-name="ce6" office:value-type="string" calcext:value-type="string">
            <text:p>Vigésima Primera Sesión Ordinaria</text:p>
          </table:table-cell>
          <table:table-cell office:value-type="string" calcext:value-type="string">
            <text:p>Sesión Ordinaria de la Sala Civil y Familiar, 09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9T11:00:00" calcext:value-type="date">
            <text:p>2020-07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gunda-sesion-ordinaria</text:p>
          </table:table-cell>
          <table:table-cell table:style-name="ce6" office:value-type="string" calcext:value-type="string">
            <text:p>Vigésima Segunda Sesión Ordinaria</text:p>
          </table:table-cell>
          <table:table-cell office:value-type="string" calcext:value-type="string">
            <text:p>Sesión Ordinaria de la Sala Civil y Familiar, 16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6T11:00:00" calcext:value-type="date">
            <text:p>2020-07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tercera-sesion-ordinaria</text:p>
          </table:table-cell>
          <table:table-cell table:style-name="ce6" office:value-type="string" calcext:value-type="string">
            <text:p>Vigésima Tercera Sesión Ordinaria</text:p>
          </table:table-cell>
          <table:table-cell office:value-type="string" calcext:value-type="string">
            <text:p>Sesión Ordinaria de la Sala Civil y Familiar, 06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6T11:00:00" calcext:value-type="date">
            <text:p>2020-08-0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cuarta-sesion-ordinaria</text:p>
          </table:table-cell>
          <table:table-cell table:style-name="ce6" office:value-type="string" calcext:value-type="string">
            <text:p>Vigésima Cuarta Sesión Ordinaria</text:p>
          </table:table-cell>
          <table:table-cell office:value-type="string" calcext:value-type="string">
            <text:p>Sesión Ordinaria de la Sala Civil y Familiar, 13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13T11:00:00" calcext:value-type="date">
            <text:p>2020-08-1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quinta-sesion-ordinaria</text:p>
          </table:table-cell>
          <table:table-cell table:style-name="ce6" office:value-type="string" calcext:value-type="string">
            <text:p>Vigésima Quinta Sesión Ordinaria</text:p>
          </table:table-cell>
          <table:table-cell office:value-type="string" calcext:value-type="string">
            <text:p>Sesión Ordinaria de la Sala Civil y Familiar, 20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20T11:00:00" calcext:value-type="date">
            <text:p>2020-08-20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xta-sesion-ordinaria</text:p>
          </table:table-cell>
          <table:table-cell table:style-name="ce6" office:value-type="string" calcext:value-type="string">
            <text:p>Vigésima Sexta Sesión Ordinaria</text:p>
          </table:table-cell>
          <table:table-cell office:value-type="string" calcext:value-type="string">
            <text:p>Sesión Ordinaria de la Sala Civil y Familiar, 27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27T11:00:00" calcext:value-type="date">
            <text:p>2020-08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-votos-particulares</text:p>
          </table:table-cell>
          <table:table-cell table:style-name="ce4" office:value-type="string" calcext:value-type="string">
            <text:p>Votos Particulares de la Sala Penal</text:p>
          </table:table-cell>
          <table:table-cell table:style-name="ce4" office:value-type="string" calcext:value-type="string">
            <text:p>Votos Particulares de la Sala Penal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office:value-type="string" calcext:value-type="string">
            <text:p>Sesión Ordinaria de la Sala Pe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4:00:00" calcext:value-type="date">
            <text:p>2020-05-14 14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office:value-type="string" calcext:value-type="string">
            <text:p>Sesión Ordinaria de la Sala Penal, 22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Penal, 2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Penal, 02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Penal, 09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Penal, 16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Penal, 2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sion-ordinaria-tercera-digital</text:p>
          </table:table-cell>
          <table:table-cell table:style-name="ce6" office:value-type="string" calcext:value-type="string">
            <text:p>Vigésima Sesión Ordinaria Tercera Digital</text:p>
          </table:table-cell>
          <table:table-cell office:value-type="string" calcext:value-type="string">
            <text:p>Sesión Ordinaria de la Sala Penal, 3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30T11:00:00" calcext:value-type="date">
            <text:p>2020-06-30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primera-sesion-ordinaria-cuarta-digital</text:p>
          </table:table-cell>
          <table:table-cell table:style-name="ce6" office:value-type="string" calcext:value-type="string">
            <text:p>Vigésima Primera Sesión Ordinaria Cuarta Digital</text:p>
          </table:table-cell>
          <table:table-cell office:value-type="string" calcext:value-type="string">
            <text:p>Sesión Ordinaria de la Sala Penal, 0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7T11:00:00" calcext:value-type="date">
            <text:p>2020-07-0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gunda-sesion-ordinaria-quinta-digital</text:p>
          </table:table-cell>
          <table:table-cell table:style-name="ce6" office:value-type="string" calcext:value-type="string">
            <text:p>Vigésima Segunda Sesión Ordinaria Quinta Digital</text:p>
          </table:table-cell>
          <table:table-cell office:value-type="string" calcext:value-type="string">
            <text:p>Sesión Ordinaria de la Sala Penal, 14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14T11:00:00" calcext:value-type="date">
            <text:p>2020-07-1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tercera-sesion-ordinaria-sexta-digital</text:p>
          </table:table-cell>
          <table:table-cell table:style-name="ce6" office:value-type="string" calcext:value-type="string">
            <text:p>Vigésima Tercera Sesión Ordinaria Sexta Digital</text:p>
          </table:table-cell>
          <table:table-cell office:value-type="string" calcext:value-type="string">
            <text:p>Sesión Ordinaria de la Sala Penal, 04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04T11:00:00" calcext:value-type="date">
            <text:p>2020-08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cuarta-sesion-ordinaria-septima-digital</text:p>
          </table:table-cell>
          <table:table-cell table:style-name="ce6" office:value-type="string" calcext:value-type="string">
            <text:p>Vigésima Cuarta Sesión Ordinaria Séptima Digital</text:p>
          </table:table-cell>
          <table:table-cell office:value-type="string" calcext:value-type="string">
            <text:p>Sesión Ordinaria de la Sala Penal, 11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11T11:00:00" calcext:value-type="date">
            <text:p>2020-08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quinta-sesion-ordinaria-octava-digital</text:p>
          </table:table-cell>
          <table:table-cell table:style-name="ce6" office:value-type="string" calcext:value-type="string">
            <text:p>Vigésima Quinta Sesión Ordinaria Octava Digital</text:p>
          </table:table-cell>
          <table:table-cell office:value-type="string" calcext:value-type="string">
            <text:p>Sesión Ordinaria de la Sala Penal, 18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18T11:00:00" calcext:value-type="date">
            <text:p>2020-08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xta-sesion-ordinaria-digital</text:p>
          </table:table-cell>
          <table:table-cell table:style-name="ce6" office:value-type="string" calcext:value-type="string">
            <text:p>Vigésima Sexta Sesión Ordinaria Digital</text:p>
          </table:table-cell>
          <table:table-cell office:value-type="string" calcext:value-type="string">
            <text:p>Sesión Ordinaria de la Sala Penal, 25 de agost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8-25T11:00:00" calcext:value-type="date">
            <text:p>2020-08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 la Sala Regional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Default" office:value-type="string" calcext:value-type="string">
            <text:p>Sesión Ordinaria de la Sala Regional, 14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4:16:05.9798677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6.2$Linux_X86_64 LibreOffice_project/40$Build-2</meta:generator>
    <dc:date>2020-08-25T14:16:16.362905117</dc:date>
    <meta:editing-duration>PT11H10M38S</meta:editing-duration>
    <meta:editing-cycles>73</meta:editing-cycles>
    <meta:document-statistic meta:table-count="1" meta:cell-count="588" meta:object-count="0"/>
  </office:meta>
</office:document-meta>
</file>